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  <style:text-properties fo:color="#000000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ff3333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623cm" svg:height="0.991cm" svg:x="7.541cm" svg:y="7.952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2627.19449225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2" draw:layer="layout" svg:width="3.758cm" svg:height="2.628cm" svg:x="5.784cm" svg:y="7.725cm" svg:viewBox="0 0 3759 2629" draw:points="7,369 390,0 3413,0 3759,362 3759,2287 3413,2629 370,2629 0,2269">
          <text:p/>
        </draw:polygon>
        <draw:frame draw:style-name="gr3" draw:layer="layout" svg:width="1.522cm" svg:height="0.843cm" svg:x="5.972cm" svg:y="9.146cm">
          <draw:text-box>
            <text:p text:style-name="P3"><text:span text:style-name="T2">EPN</text:span></text:p>
          </draw:text-box>
        </draw:frame>
        <draw:custom-shape draw:style-name="gr4" draw:text-style-name="P4" draw:layer="layout" svg:width="0.982cm" svg:height="0.991cm" svg:x="7.891cm" svg:y="9.134cm">
          <text:p text:style-name="P4"><text:span text:style-name="T3">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5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8pt" fo:font-style="normal" fo:text-shadow="none" style:text-underline-style="none" fo:font-weight="normal" style:font-name-asian="微软雅黑" style:font-family-asian="微软雅黑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2pt" fo:font-style="normal" fo:text-shadow="none" style:text-underline-style="none" fo:font-weight="normal" style:font-name-asian="微软雅黑" style:font-family-asian="微软雅黑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44pt" fo:font-style="normal" fo:text-shadow="none" style:text-underline-style="none" fo:font-weight="normal" style:font-name-asian="微软雅黑" style:font-family-asian="微软雅黑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4-01-09T22:57:30.826067926</dc:date>
    <meta:editing-duration>P2171DT9H31M44S</meta:editing-duration>
    <meta:generator>LibreOffice/4.1.3.2$Linux_X86_64 LibreOffice_project/410m0$Build-2</meta:generator>
    <meta:editing-cycles>1</meta:editing-cycles>
    <meta:document-statistic meta:object-count="23"/>
    <meta:user-defined meta:name="Version" meta:value-type="float">1</meta:user-defined>
  </office:meta>
</office:document-meta>
</file>